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rebuchet MS" svg:font-family="'Trebuchet MS', sans-serif"/>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paragraph-properties fo:text-align="center" style:justify-single-word="false"/>
      <style:text-properties style:font-name="Trebuchet MS" fo:font-size="14pt"/>
    </style:style>
    <style:style style:name="P3" style:family="paragraph" style:parent-style-name="Text_20_body">
      <style:paragraph-properties fo:text-align="start" style:justify-single-word="false"/>
      <style:text-properties style:font-name="Trebuchet MS" fo:font-size="14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fo:font-variant="normal" fo:text-transform="none" style:text-line-through-style="none" style:font-name="Trebuchet MS" fo:font-size="14pt" fo:font-style="normal" style:text-underline-style="none" fo:font-weight="normal" style:text-blinking="false"/>
    </style:style>
    <style:style style:name="P7" style:family="paragraph" style:parent-style-name="Text_20_body">
      <style:paragraph-properties fo:margin-left="0.7902in" fo:margin-right="0in" fo:text-align="start" style:justify-single-word="false" fo:text-indent="0in" style:auto-text-indent="false"/>
      <style:text-properties style:font-name="Trebuchet MS" fo:font-size="14pt"/>
    </style:style>
    <style:style style:name="P8" style:family="paragraph" style:parent-style-name="Text_20_body">
      <style:paragraph-properties fo:margin-left="0.7902in" fo:margin-right="0in" fo:text-align="start" style:justify-single-word="false" fo:text-indent="0in" style:auto-text-indent="false"/>
    </style:style>
    <style:style style:name="P9" style:family="paragraph" style:parent-style-name="Text_20_body">
      <style:paragraph-properties fo:margin-left="0.7902in" fo:margin-right="0in" fo:text-align="start" style:justify-single-word="false" fo:text-indent="0in" style:auto-text-indent="false"/>
      <style:text-properties style:text-line-through-style="none" style:text-underline-style="none" style:text-blinking="false"/>
    </style:style>
    <style:style style:name="P10" style:family="paragraph" style:parent-style-name="Text_20_body">
      <style:paragraph-properties fo:margin-left="0.7902in" fo:margin-right="0in" fo:text-align="start" style:justify-single-word="false" fo:text-indent="0in" style:auto-text-indent="false"/>
      <style:text-properties fo:font-variant="normal" fo:text-transform="none" style:text-line-through-style="none" style:font-name="Trebuchet MS" fo:font-size="14pt" fo:font-style="normal" style:text-underline-style="none" fo:font-weight="normal" style:text-blinking="false"/>
    </style:style>
    <style:style style:name="T1" style:family="text">
      <style:text-properties fo:font-style="italic" style:text-underline-style="solid" style:text-underline-width="auto" style:text-underline-color="font-color" fo:font-weight="bold"/>
    </style:style>
    <style:style style:name="T2" style:family="text">
      <style:text-properties style:font-name="Trebuchet MS" fo:font-size="14pt"/>
    </style:style>
    <style:style style:name="T3" style:family="text">
      <style:text-properties style:font-name="Trebuchet MS" fo:font-size="14pt" fo:font-style="italic"/>
    </style:style>
    <style:style style:name="T4" style:family="text">
      <style:text-properties style:font-name="Trebuchet MS" fo:font-size="14pt" fo:font-style="italic" style:text-underline-style="solid" style:text-underline-width="auto" style:text-underline-color="font-color"/>
    </style:style>
    <style:style style:name="T5" style:family="text">
      <style:text-properties style:font-name="Trebuchet MS" fo:font-size="14pt" fo:font-style="italic" style:text-underline-style="solid" style:text-underline-width="auto" style:text-underline-color="font-color" fo:font-weight="bold"/>
    </style:style>
    <style:style style:name="T6" style:family="text">
      <style:text-properties style:text-line-through-style="none" style:text-underline-style="none" style:text-blinking="false"/>
    </style:style>
    <style:style style:name="T7" style:family="text">
      <style:text-properties style:text-line-through-style="none" style:font-name="Trebuchet MS" fo:font-size="14pt" fo:font-style="italic" style:text-underline-style="none" fo:font-weight="normal" style:text-blinking="false"/>
    </style:style>
    <style:style style:name="T8" style:family="text">
      <style:text-properties fo:font-variant="normal" fo:text-transform="none" style:text-line-through-style="none" style:text-underline-style="none" style:text-blinking="false"/>
    </style:style>
    <style:style style:name="T9" style:family="text">
      <style:text-properties fo:font-variant="normal" fo:text-transform="none" style:text-line-through-style="none" fo:font-style="normal" style:text-underline-style="none" fo:font-weight="normal" style:text-blinking="false"/>
    </style:style>
    <style:style style:name="T10" style:family="text">
      <style:text-properties fo:font-variant="normal" fo:text-transform="none" style:text-line-through-style="none" style:font-name="Trebuchet MS" fo:font-size="14pt" fo:font-style="normal" style:text-underline-style="none" fo:font-weight="normal" style:text-blinking="false"/>
    </style:style>
    <style:style style:name="T11" style:family="text">
      <style:text-properties fo:font-variant="normal" fo:text-transform="none" style:text-line-through-style="none" style:font-name="Trebuchet MS" fo:font-size="14pt" style:text-underline-style="none" style:text-blinking="false"/>
    </style:style>
    <style:style style:name="T12" style:family="text">
      <style:text-properties fo:font-variant="normal" fo:text-transform="none" style:font-name="Trebuchet MS" fo:font-size="14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dc:date>2017-09-17T01:14:43.99</dc:date><text:p>HTML: &lt;META NAME="CHANGEDBY" CONTENT="Charles Davis"&gt;</text:p></office:annotation></text:p>
      <text:p text:style-name="P2">SERIO Design FX</text:p>
      <text:p text:style-name="P4">“<text:span text:style-name="T2">How To Use The Internet Successfully For </text:span><text:span text:style-name="T4">ANYTHING”</text:span></text:p>
      <text:p text:style-name="P3">We have seen the growth of the internet and it is an organism unto itself. What I thought funny was all the junk mail I received at home. Now, I receive them on the internet but with so many I usually unsubscribe after my initial interest waned.</text:p>
      <text:p text:style-name="P3">We are going to see a paradigm shift because of the popularity of the internet and social media. Having been in the computer field since 1978, yeah I know that is a long time, right? For a point of reference, that was before the PC or the internet was released to the public. You might have missed this point “Before the internet was released to the public” that's you. The internet has been around since the 40's and no I am not that old. The public phone system has been run by the technology called the internet. It was developed by Bell Labs named Unix Software Labs also known as AT&amp;T. As an insider, I guess I would call me that because of my profession I have to know what is coming to consult for major corporations. They paid me a six-figure salary for it and now you can get access to me. </text:p>
      <text:p text:style-name="P3">This newsletter, that is published on the SERIO Design FX blog, will focus on using the internet and how you can use the trends and plans. Major corporations have already begun their strategizing on how to capitalize on the internet addiction. Yeah, addiction is a bad word but ask any parent who took their child's smartphone away as a form of discipline. You think I am exaggerating but here is some information that I keep up with.</text:p>
      <text:p text:style-name="P5">“<text:span text:style-name="T2">Every company is a software company.” - Satya Nadela CEO Microsoft 2017</text:span></text:p>
      <text:p text:style-name="P7">You are a company I don't care if you are butcher, baker or candlestick maker you are selling a product or service. </text:p>
      <text:p text:style-name="P5">“<text:span text:style-name="T3">We stand on the brink of a technology revolution that will fundamentally alter the way we live, work and relate to one another.</text:span><text:span text:style-name="T2"> It's scale, scope and complexity will be unlike anything </text:span><text:span text:style-name="T5">HUMANKIND</text:span><text:span text:style-name="T2"> has experienced before.” Klaus Schwab – Chairman and Founder of the </text:span><text:span text:style-name="T5">WORLD ECONOMIC FORUM </text:span><text:span text:style-name="T10">January, 2016.</text:span></text:p>
      <text:p text:style-name="P6">What does this mean to you? If you sell a product or service maybe planning to do so in the near future. If you aren't you should consider it. What can I do NOW? I am trying to keep this short but I will share this with you. 2018 will be a year of significant change, corporations have partnered together. Video social media will dominant social media, Google and Facebook will assure that it will happen. As I go through this process I will share what works and what doesn't. I have laid the groundwork for me and if you so chose you can too. </text:p>
      <text:p text:style-name="P6">Dont fail victim to the coulda, shoulda, woulda's that's procrastination. Waiting for the golden egg to fall from the sky. Maybe reading this could be the golden egg who knows.</text:p>
      <text:p text:style-name="P3"><text:span text:style-name="T9">But know this, there is </text:span><text:span text:style-name="T1">FIRST</text:span><text:span text:style-name="T8"> </text:span><text:span text:style-name="T9">and everbody else. Dont look for a NICHE create a NICHE for yourself, your children and your family. All you need to do is sign up for the blog newsletter or Like/Follow at SERIO Design FX. </text:span></text:p>
      <text:p text:style-name="P8"><text:span text:style-name="T6">“</text:span><text:span text:style-name="T10">There are more smart devices on the planet than toothbrushes” </text:span><text:span text:style-name="T7">REALLY</text:span><text:span text:style-name="T11"> </text:span><text:span text:style-name="T10">yeah </text:span><text:span text:style-name="T7">REALLY</text:span><text:span text:style-name="T10">. Google It!</text:span></text:p>
      <text:p text:style-name="P9">“<text:span text:style-name="T12">Thanks for appearing to read this!” It's A Joke...</text:span></text:p>
      <text:p text:style-name="P10">Sincerely, thanks for reading this Charles Davis – A.K.A. SERIO</text:p>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rebuchet MS" svg:font-family="'Trebuchet MS', sans-serif"/>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name-complex="Mangal1"/>
    </style:style>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es Davis</meta:initial-creator>
    <meta:creation-date>2017-09-16T15:40:27.65</meta:creation-date>
    <dc:creator>Charles Davis</dc:creator>
    <dc:date>2017-09-16T17:36:34.70</dc:date>
    <meta:document-statistic meta:table-count="0" meta:image-count="0" meta:object-count="0" meta:page-count="1" meta:paragraph-count="15" meta:word-count="588" meta:character-count="3179"/>
    <meta:generator>OpenOffice/4.1.2$Win32 OpenOffice.org_project/412m3$Build-9782</meta:generator>
  </office:meta>
</office:document-meta>
</file>